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4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237.2pt"/>
    </style:style>
    <style:style style:name="co7" style:family="table-column">
      <style:table-column-properties fo:break-before="auto" style:column-width="206.3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aluation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lanner</text:p>
          </table:table-cell>
          <table:table-cell office:value-type="string" calcext:value-type="string">
            <text:p>Mean success rate</text:p>
          </table:table-cell>
          <table:table-cell office:value-type="string" calcext:value-type="string">
            <text:p>Mean collisions</text:p>
          </table:table-cell>
          <table:table-cell office:value-type="string" calcext:value-type="string">
            <text:p>Mean time outs</text:p>
          </table:table-cell>
          <table:table-cell office:value-type="string" calcext:value-type="string">
            <text:p>Mean time</text:p>
          </table:table-cell>
          <table:table-cell office:value-type="string" calcext:value-type="string">
            <text:p>Mean distance travelled</text:p>
          </table:table-cell>
          <table:table-cell office:value-type="string" calcext:value-type="string">
            <text:p>Mean reward</text:p>
          </table:table-cell>
          <table:table-cell office:value-type="string" calcext:value-type="string">
            <text:p>Mean computation time per second simulation time</text:p>
          </table:table-cell>
          <table:table-cell office:value-type="string" calcext:value-type="string">
            <text:p>Mean computation per local planner iteration</text:p>
          </table:table-cell>
          <table:table-cell office:value-type="string" calcext:value-type="string">
            <text:p>Mean model distribution</text:p>
          </table:table-cell>
        </table:table-row>
        <table:table-row table:style-name="ro1">
          <table:table-cell office:value-type="string" calcext:value-type="string">
            <text:p>rlca_only</text:p>
          </table:table-cell>
          <table:table-cell office:value-type="float" office:value="0.443333333333333" calcext:value-type="float">
            <text:p>0.443333333333333</text:p>
          </table:table-cell>
          <table:table-cell office:value-type="float" office:value="0.313333333333333" calcext:value-type="float">
            <text:p>0.313333333333333</text:p>
          </table:table-cell>
          <table:table-cell table:formula="of:=1-[.B2]-[.C2]" office:value-type="float" office:value="0.243333333333334" calcext:value-type="float">
            <text:p>0.243333333333334</text:p>
          </table:table-cell>
          <table:table-cell office:value-type="float" office:value="46.8421052631579" calcext:value-type="float">
            <text:p>46.8421052631579</text:p>
          </table:table-cell>
          <table:table-cell office:value-type="float" office:value="10.7667669172932" calcext:value-type="float">
            <text:p>10.7667669172932</text:p>
          </table:table-cell>
          <table:table-cell office:value-type="float" office:value="0.5529008996877" calcext:value-type="float">
            <text:p>0.5529008996877</text:p>
          </table:table-cell>
          <table:table-cell office:value-type="float" office:value="252.994034000388" calcext:value-type="float">
            <text:p>252.994034000388</text:p>
          </table:table-cell>
          <table:table-cell office:value-type="float" office:value="3.13890637714689" calcext:value-type="float">
            <text:p>3.13890637714689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mpc_only</text:p>
          </table:table-cell>
          <table:table-cell office:value-type="float" office:value="0.61" calcext:value-type="float">
            <text:p>0.61</text:p>
          </table:table-cell>
          <table:table-cell office:value-type="float" office:value="0.33" calcext:value-type="float">
            <text:p>0.33</text:p>
          </table:table-cell>
          <table:table-cell table:formula="of:=1-[.B3]-[.C3]" office:value-type="float" office:value="0.06" calcext:value-type="float">
            <text:p>0.06</text:p>
          </table:table-cell>
          <table:table-cell office:value-type="float" office:value="46.4699453551913" calcext:value-type="float">
            <text:p>46.4699453551913</text:p>
          </table:table-cell>
          <table:table-cell office:value-type="float" office:value="10.3709289617486" calcext:value-type="float">
            <text:p>10.3709289617486</text:p>
          </table:table-cell>
          <table:table-cell office:value-type="float" office:value="0.679601202549451" calcext:value-type="float">
            <text:p>0.679601202549451</text:p>
          </table:table-cell>
          <table:table-cell office:value-type="float" office:value="861.375318038449" calcext:value-type="float">
            <text:p>861.375318038449</text:p>
          </table:table-cell>
          <table:table-cell office:value-type="float" office:value="62.4979988293487" calcext:value-type="float">
            <text:p>62.4979988293487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only</text:p>
          </table:table-cell>
          <table:table-cell office:value-type="float" office:value="0.78" calcext:value-type="float">
            <text:p>0.78</text:p>
          </table:table-cell>
          <table:table-cell office:value-type="float" office:value="0.196666666666667" calcext:value-type="float">
            <text:p>0.196666666666667</text:p>
          </table:table-cell>
          <table:table-cell table:formula="of:=1-[.B4]-[.C4]" office:value-type="float" office:value="0.023333333333333" calcext:value-type="float">
            <text:p>0.023333333333333</text:p>
          </table:table-cell>
          <table:table-cell office:value-type="float" office:value="33.3632478632479" calcext:value-type="float">
            <text:p>33.3632478632479</text:p>
          </table:table-cell>
          <table:table-cell office:value-type="float" office:value="10.517264957265" calcext:value-type="float">
            <text:p>10.517264957265</text:p>
          </table:table-cell>
          <table:table-cell office:value-type="float" office:value="1.19488084119415" calcext:value-type="float">
            <text:p>1.19488084119415</text:p>
          </table:table-cell>
          <table:table-cell office:value-type="float" office:value="305.260404589185" calcext:value-type="float">
            <text:p>305.260404589185</text:p>
          </table:table-cell>
          <table:table-cell office:value-type="float" office:value="6.54347798844143" calcext:value-type="float">
            <text:p>6.54347798844143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dyn_obst_only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213333333333333" calcext:value-type="float">
            <text:p>0.213333333333333</text:p>
          </table:table-cell>
          <table:table-cell table:formula="of:=1-[.B5]-[.C5]" office:value-type="float" office:value="0.0199999999999999" calcext:value-type="float">
            <text:p>0.02</text:p>
          </table:table-cell>
          <table:table-cell office:value-type="float" office:value="35.3586956521739" calcext:value-type="float">
            <text:p>35.3586956521739</text:p>
          </table:table-cell>
          <table:table-cell office:value-type="float" office:value="10.6606956521739" calcext:value-type="float">
            <text:p>10.6606956521739</text:p>
          </table:table-cell>
          <table:table-cell office:value-type="float" office:value="1.14667512151403" calcext:value-type="float">
            <text:p>1.14667512151403</text:p>
          </table:table-cell>
          <table:table-cell office:value-type="float" office:value="347.34214419476" calcext:value-type="float">
            <text:p>347.34214419476</text:p>
          </table:table-cell>
          <table:table-cell office:value-type="float" office:value="10.8229242556678" calcext:value-type="float">
            <text:p>10.8229242556678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wa_only</text:p>
          </table:table-cell>
          <table:table-cell table:number-columns-repeated="2" office:value-type="float" office:value="0.446666666666667" calcext:value-type="float">
            <text:p>0.446666666666667</text:p>
          </table:table-cell>
          <table:table-cell table:formula="of:=1-[.B6]-[.C6]" office:value-type="float" office:value="0.106666666666666" calcext:value-type="float">
            <text:p>0.106666666666666</text:p>
          </table:table-cell>
          <table:table-cell office:value-type="float" office:value="31.9776119402985" calcext:value-type="float">
            <text:p>31.9776119402985</text:p>
          </table:table-cell>
          <table:table-cell office:value-type="float" office:value="9.55425373134328" calcext:value-type="float">
            <text:p>9.55425373134328</text:p>
          </table:table-cell>
          <table:table-cell office:value-type="float" office:value="0.512421146584245" calcext:value-type="float">
            <text:p>0.512421146584245</text:p>
          </table:table-cell>
          <table:table-cell office:value-type="float" office:value="354.564200207738" calcext:value-type="float">
            <text:p>354.564200207738</text:p>
          </table:table-cell>
          <table:table-cell office:value-type="float" office:value="12.1158149154201" calcext:value-type="float">
            <text:p>12.1158149154201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arena_ros_only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483333333333333" calcext:value-type="float">
            <text:p>0.483333333333333</text:p>
          </table:table-cell>
          <table:table-cell table:formula="of:=1-[.B7]-[.C7]" office:value-type="float" office:value="0.0433333333333339" calcext:value-type="float">
            <text:p>0.043333333333334</text:p>
          </table:table-cell>
          <table:table-cell office:value-type="float" office:value="57.1161971830986" calcext:value-type="float">
            <text:p>57.1161971830986</text:p>
          </table:table-cell>
          <table:table-cell office:value-type="float" office:value="16.991338028169" calcext:value-type="float">
            <text:p>16.991338028169</text:p>
          </table:table-cell>
          <table:table-cell office:value-type="float" office:value="0.0397537658682615" calcext:value-type="float">
            <text:p>0.039753765868262</text:p>
          </table:table-cell>
          <table:table-cell office:value-type="float" office:value="112.864740693863" calcext:value-type="float">
            <text:p>112.864740693863</text:p>
          </table:table-cell>
          <table:table-cell office:value-type="float" office:value="0.538980002107672" calcext:value-type="float">
            <text:p>0.538980002107672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rl_only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0466666666666667" calcext:value-type="float">
            <text:p>0.046666666666667</text:p>
          </table:table-cell>
          <table:table-cell table:formula="of:=1-[.B8]-[.C8]" office:value-type="float" office:value="0.0866666666666663" calcext:value-type="float">
            <text:p>0.086666666666666</text:p>
          </table:table-cell>
          <table:table-cell office:value-type="float" office:value="46.9076923076923" calcext:value-type="float">
            <text:p>46.9076923076923</text:p>
          </table:table-cell>
          <table:table-cell office:value-type="float" office:value="15.0262692307692" calcext:value-type="float">
            <text:p>15.0262692307692</text:p>
          </table:table-cell>
          <table:table-cell office:value-type="float" office:value="1.06646593497909" calcext:value-type="float">
            <text:p>1.06646593497909</text:p>
          </table:table-cell>
          <table:table-cell office:value-type="float" office:value="244.663442982703" calcext:value-type="float">
            <text:p>244.663442982703</text:p>
          </table:table-cell>
          <table:table-cell office:value-type="float" office:value="2.18917297540343" calcext:value-type="float">
            <text:p>2.18917297540343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drl4_rule07_nn13_16+d_mixed_5M_2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333333333333333" calcext:value-type="float">
            <text:p>0.033333333333333</text:p>
          </table:table-cell>
          <table:table-cell table:formula="of:=1-[.B9]-[.C9]" office:value-type="float" office:value="0.0133333333333337" calcext:value-type="float">
            <text:p>0.013333333333334</text:p>
          </table:table-cell>
          <table:table-cell office:value-type="float" office:value="39.2674825174825" calcext:value-type="float">
            <text:p>39.2674825174825</text:p>
          </table:table-cell>
          <table:table-cell office:value-type="float" office:value="12.1423776223776" calcext:value-type="float">
            <text:p>12.1423776223776</text:p>
          </table:table-cell>
          <table:table-cell office:value-type="float" office:value="0.648961245180517" calcext:value-type="float">
            <text:p>0.648961245180517</text:p>
          </table:table-cell>
          <table:table-cell office:value-type="float" office:value="348.293089571563" calcext:value-type="float">
            <text:p>348.293089571563</text:p>
          </table:table-cell>
          <table:table-cell office:value-type="float" office:value="4.71369371635076" calcext:value-type="float">
            <text:p>4.71369371635076</text:p>
          </table:table-cell>
          <table:table-cell office:value-type="string" calcext:value-type="string">
            <text:p>[0.45202567 0.54797433]</text:p>
          </table:table-cell>
        </table:table-row>
        <table:table-row table:style-name="ro1">
          <table:table-cell office:value-type="string" calcext:value-type="string">
            <text:p>teb_drl4_rule06_nn7_fx3_10M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566666666666667" calcext:value-type="float">
            <text:p>0.056666666666667</text:p>
          </table:table-cell>
          <table:table-cell table:formula="of:=1-[.B10]-[.C10]" office:value-type="float" office:value="0.0566666666666663" calcext:value-type="float">
            <text:p>0.056666666666666</text:p>
          </table:table-cell>
          <table:table-cell office:value-type="float" office:value="41.4146616541354" calcext:value-type="float">
            <text:p>41.4146616541354</text:p>
          </table:table-cell>
          <table:table-cell office:value-type="float" office:value="12.9776691729323" calcext:value-type="float">
            <text:p>12.9776691729323</text:p>
          </table:table-cell>
          <table:table-cell office:value-type="float" office:value="0.857135600100749" calcext:value-type="float">
            <text:p>0.857135600100749</text:p>
          </table:table-cell>
          <table:table-cell office:value-type="float" office:value="324.814064801753" calcext:value-type="float">
            <text:p>324.814064801753</text:p>
          </table:table-cell>
          <table:table-cell office:value-type="float" office:value="2.864053285637" calcext:value-type="float">
            <text:p>2.864053285637</text:p>
          </table:table-cell>
          <table:table-cell office:value-type="string" calcext:value-type="string">
            <text:p>[0.83309136 0.16690864]</text:p>
          </table:table-cell>
        </table:table-row>
        <table:table-row table:style-name="ro1">
          <table:table-cell office:value-type="string" calcext:value-type="string">
            <text:p>teb_drl4_rule06_nn22_fx3_mixed_5M</text:p>
          </table:table-cell>
          <table:table-cell office:value-type="float" office:value="0.92" calcext:value-type="float">
            <text:p>0.92</text:p>
          </table:table-cell>
          <table:table-cell office:value-type="float" office:value="0.0666666666666667" calcext:value-type="float">
            <text:p>0.066666666666667</text:p>
          </table:table-cell>
          <table:table-cell table:formula="of:=1-[.B11]-[.C11]" office:value-type="float" office:value="0.0133333333333333" calcext:value-type="float">
            <text:p>0.013333333333333</text:p>
          </table:table-cell>
          <table:table-cell office:value-type="float" office:value="36.754347826087" calcext:value-type="float">
            <text:p>36.754347826087</text:p>
          </table:table-cell>
          <table:table-cell office:value-type="float" office:value="11.4198913043478" calcext:value-type="float">
            <text:p>11.4198913043478</text:p>
          </table:table-cell>
          <table:table-cell office:value-type="float" office:value="1.03433975942529" calcext:value-type="float">
            <text:p>1.03433975942529</text:p>
          </table:table-cell>
          <table:table-cell office:value-type="float" office:value="349.901407414521" calcext:value-type="float">
            <text:p>349.901407414521</text:p>
          </table:table-cell>
          <table:table-cell office:value-type="float" office:value="4.8037630663931" calcext:value-type="float">
            <text:p>4.8037630663931</text:p>
          </table:table-cell>
          <table:table-cell office:value-type="string" calcext:value-type="string">
            <text:p>[0.40157583 0.59842417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8:49:17.513398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1-24T18:50:20.948460952</dc:date>
    <meta:editing-duration>PT2M3S</meta:editing-duration>
    <meta:editing-cycles>3</meta:editing-cycles>
    <meta:document-statistic meta:table-count="1" meta:cell-count="110" meta:object-count="0"/>
  </office:meta>
</office:document-meta>
</file>